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10-29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3-14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2-26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427353846154" calcext:value-type="float">
            <text:p>4.064273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722890322581" calcext:value-type="float">
            <text:p>4.27722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42024" calcext:value-type="float">
            <text:p>4.46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111483870968" calcext:value-type="float">
            <text:p>4.7411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50496" calcext:value-type="float">
            <text:p>5.04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15432258065" calcext:value-type="float">
            <text:p>5.40115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56464516129" calcext:value-type="float">
            <text:p>5.23056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8584" calcext:value-type="float">
            <text:p>5.01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99695483871" calcext:value-type="float">
            <text:p>4.8199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05856" calcext:value-type="float">
            <text:p>4.38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472490322581" calcext:value-type="float">
            <text:p>4.05472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84910344828" calcext:value-type="float">
            <text:p>4.047849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9852" calcext:value-type="float">
            <text:p>4.1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606632258065" calcext:value-type="float">
            <text:p>4.31606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15632" calcext:value-type="float">
            <text:p>4.53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444593548387" calcext:value-type="float">
            <text:p>4.94444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85752" calcext:value-type="float">
            <text:p>5.00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334075" calcext:value-type="float">
            <text:p>5.3933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680490322581" calcext:value-type="float">
            <text:p>5.45680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08912" calcext:value-type="float">
            <text:p>5.25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703690322581" calcext:value-type="float">
            <text:p>5.0270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88352" calcext:value-type="float">
            <text:p>4.54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515277419355" calcext:value-type="float">
            <text:p>4.13515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407257142857" calcext:value-type="float">
            <text:p>4.06407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603825" calcext:value-type="float">
            <text:p>4.1160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295483870968" calcext:value-type="float">
            <text:p>4.2229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75776" calcext:value-type="float">
            <text:p>4.69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05238709677" calcext:value-type="float">
            <text:p>5.11405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5212" calcext:value-type="float">
            <text:p>5.12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53703225807" calcext:value-type="float">
            <text:p>5.13253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508180645161" calcext:value-type="float">
            <text:p>5.16508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4232" calcext:value-type="float">
            <text:p>5.06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88490322581" calcext:value-type="float">
            <text:p>4.95388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6664" calcext:value-type="float">
            <text:p>4.62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87615483871" calcext:value-type="float">
            <text:p>4.2987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77428571429" calcext:value-type="float">
            <text:p>4.12677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153780645161" calcext:value-type="float">
            <text:p>4.2415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156077419355" calcext:value-type="float">
            <text:p>4.35156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2932" calcext:value-type="float">
            <text:p>4.66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674219354839" calcext:value-type="float">
            <text:p>4.85674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55888" calcext:value-type="float">
            <text:p>4.68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556774193548" calcext:value-type="float">
            <text:p>5.0955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350838709677" calcext:value-type="float">
            <text:p>5.33350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16784" calcext:value-type="float">
            <text:p>5.35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762658064516" calcext:value-type="float">
            <text:p>5.19762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9448" calcext:value-type="float">
            <text:p>4.73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88944516129" calcext:value-type="float">
            <text:p>4.3788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981228571429" calcext:value-type="float">
            <text:p>4.04981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964670967742" calcext:value-type="float">
            <text:p>4.12964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14606451613" calcext:value-type="float">
            <text:p>4.36414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85584" calcext:value-type="float">
            <text:p>4.51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22838709678" calcext:value-type="float">
            <text:p>4.617228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18488" calcext:value-type="float">
            <text:p>5.24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66175" calcext:value-type="float">
            <text:p>5.6756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884670967742" calcext:value-type="float">
            <text:p>5.34884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52" calcext:value-type="float">
            <text:p>4.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30625" calcext:value-type="float">
            <text:p>4.7363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42" calcext:value-type="float">
            <text:p>4.37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787122580645" calcext:value-type="float">
            <text:p>4.05787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8272" calcext:value-type="float">
            <text:p>3.84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74993548387" calcext:value-type="float">
            <text:p>3.94774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66529032258" calcext:value-type="float">
            <text:p>4.08166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13632" calcext:value-type="float">
            <text:p>4.2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0431" calcext:value-type="float">
            <text:p>4.210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66104" calcext:value-type="float">
            <text:p>4.42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778890322581" calcext:value-type="float">
            <text:p>4.94778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89455" calcext:value-type="float">
            <text:p>5.2789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78384" calcext:value-type="float">
            <text:p>5.10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007375" calcext:value-type="float">
            <text:p>4.4000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484" calcext:value-type="float">
            <text:p>4.12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3899" calcext:value-type="float">
            <text:p>3.7638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740275862069" calcext:value-type="float">
            <text:p>3.787402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64645" calcext:value-type="float">
            <text:p>3.7164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836283870968" calcext:value-type="float">
            <text:p>4.05836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81393548387" calcext:value-type="float">
            <text:p>4.45981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1718" calcext:value-type="float">
            <text:p>4.60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48952" calcext:value-type="float">
            <text:p>4.77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227" calcext:value-type="float">
            <text:p>4.8642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48438709677" calcext:value-type="float">
            <text:p>5.14148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950133333333" calcext:value-type="float">
            <text:p>5.06950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843716129032" calcext:value-type="float">
            <text:p>4.62843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74735483871" calcext:value-type="float">
            <text:p>4.12374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5345" calcext:value-type="float">
            <text:p>3.8955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5626" calcext:value-type="float">
            <text:p>3.86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65135483871" calcext:value-type="float">
            <text:p>4.11765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611251612903" calcext:value-type="float">
            <text:p>4.36611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82152" calcext:value-type="float">
            <text:p>4.66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4489" calcext:value-type="float">
            <text:p>4.6744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05544" calcext:value-type="float">
            <text:p>4.74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41703225806" calcext:value-type="float">
            <text:p>4.93441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866787096774" calcext:value-type="float">
            <text:p>5.04866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65" calcext:value-type="float">
            <text:p>5.0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49161290323" calcext:value-type="float">
            <text:p>4.5724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2952" calcext:value-type="float">
            <text:p>4.41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069341935484" calcext:value-type="float">
            <text:p>4.22069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651714285714" calcext:value-type="float">
            <text:p>4.24651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082075" calcext:value-type="float">
            <text:p>4.2808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785316129032" calcext:value-type="float">
            <text:p>4.5278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8248" calcext:value-type="float">
            <text:p>4.7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88415483871" calcext:value-type="float">
            <text:p>4.9388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45470967742" calcext:value-type="float">
            <text:p>5.26045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82425806452" calcext:value-type="float">
            <text:p>5.27982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37032258064" calcext:value-type="float">
            <text:p>5.60537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65152" calcext:value-type="float">
            <text:p>5.03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90195" calcext:value-type="float">
            <text:p>5.1090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1832" calcext:value-type="float">
            <text:p>4.66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093083870968" calcext:value-type="float">
            <text:p>4.03093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326786206897" calcext:value-type="float">
            <text:p>4.153267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342322580645" calcext:value-type="float">
            <text:p>4.28342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373548387097" calcext:value-type="float">
            <text:p>4.3237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67752" calcext:value-type="float">
            <text:p>4.57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770270967742" calcext:value-type="float">
            <text:p>4.57770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9284" calcext:value-type="float">
            <text:p>4.93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945987096774" calcext:value-type="float">
            <text:p>5.28945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743509677419" calcext:value-type="float">
            <text:p>5.60743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88176" calcext:value-type="float">
            <text:p>5.72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917" calcext:value-type="float">
            <text:p>5.0509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40704" calcext:value-type="float">
            <text:p>4.42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51275" calcext:value-type="float">
            <text:p>4.1025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95857142857" calcext:value-type="float">
            <text:p>3.91395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962164705882" calcext:value-type="float">
            <text:p>5.3996216470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83096774194" calcext:value-type="float">
            <text:p>5.43183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07264" calcext:value-type="float">
            <text:p>5.10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4791" calcext:value-type="float">
            <text:p>4.8047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93512" calcext:value-type="float">
            <text:p>4.35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894167741936" calcext:value-type="float">
            <text:p>3.74894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3132" calcext:value-type="float">
            <text:p>3.7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69961290323" calcext:value-type="float">
            <text:p>3.95069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606090322581" calcext:value-type="float">
            <text:p>4.07606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534322580645" calcext:value-type="float">
            <text:p>4.40534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79096774194" calcext:value-type="float">
            <text:p>4.73079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19384" calcext:value-type="float">
            <text:p>4.89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61032258065" calcext:value-type="float">
            <text:p>5.23961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9585" calcext:value-type="float">
            <text:p>5.3829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19670588235" calcext:value-type="float">
            <text:p>4.91319670588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2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076" meta:object-count="0"/>
    <meta:user-defined meta:name="AppVersion">3.0</meta:user-defined>
  </office:meta>
</office:document-meta>
</file>